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5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9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0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1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48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49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50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51">
      <style:text-properties style:font-name="Verdana" fo:font-size="14pt" style:font-size-asian="14pt" style:font-size-complex="14pt"/>
    </style:style>
    <style:style style:name="P38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47">
      <style:paragraph-properties fo:line-height="150%"/>
      <style:text-properties style:font-name="Arial" style:font-name-asian="Arial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2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9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9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position="super 58%"/>
    </style:style>
    <style:style style:name="T19" style:family="text">
      <style:text-properties fo:color="#0084d1" fo:font-size="20pt" fo:font-weight="bold" fo:background-color="#ffff00" style:font-size-asian="20pt" style:language-asian="ja" style:country-asian="JP" style:font-weight-asian="bold" style:font-size-complex="20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8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8689381891634364009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==&gt; see memo (log file in “shortcut...”)</text:p>
            </text:list-item>
          </text:list>
        </text:list-item>
      </text:list>
      <text:p text:style-name="P8"/>
      <text:p text:style-name="P8">[next]</text:p>
      <text:list xml:id="list3762624514323932942" text:style-name="L2">
        <text:list-item>
          <text:p text:style-name="P42">TASK : COMP</text:p>
        </text:list-item>
      </text:list>
      <text:p text:style-name="P8">[further]</text:p>
      <text:p text:style-name="P17"><text:span text:style-name="T12"><text:line-break/></text:span><text:span text:style-name="T13">[/ XXX] 20200514_141625</text:span></text:p>
      <text:p text:style-name="P23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1">res free# JVEMV6 44#11.3_1.1_1 / 44. currency / 11. prog-mt4 / 3. ea / 1.1 ea-5.1 / 20200515_115452</text:p>
      <text:p text:style-name="P8"/>
      <text:p text:style-name="P8">[do] <text:span text:style-name="T1">#_ </text:span></text:p>
      <text:list xml:id="list1078226255744432983" text:style-name="L3">
        <text:list-item>
          <text:p text:style-name="P43"><text:soft-page-break/>REVIEW </text:p>
        </text:list-item>
        <text:list-item>
          <text:p text:style-name="P43">TASK-1 : start</text:p>
          <text:list>
            <text:list-item>
              <text:p text:style-name="P43"><text:span text:style-name="T1">#_ </text:span>T-1.1</text:p>
              <text:list>
                <text:list-item>
                  <text:p text:style-name="P43">DUP ==&gt; ea-4.mq4</text:p>
                </text:list-item>
                <text:list-item>
                  <text:p text:style-name="P43">func list</text:p>
                  <text:list>
                    <text:list-item>
                      <text:p text:style-name="P43">gen-func-list.bat // (C:\Users\iwabuchiken\AppData\Roaming\MetaQuotes\Terminal\34B08C83A5AAE27A4079DE708E60511E\MQL4\utils)</text:p>
                      <text:list>
                        <text:list-item>
                          <text:p text:style-name="P43">edit</text:p>
                        </text:list-item>
                      </text:list>
                    </text:list-item>
                  </text:list>
                </text:list-item>
                <text:list-item>
                  <text:p text:style-name="P43">compile ==&gt; OK</text:p>
                </text:list-item>
                <text:list-item>
                  <text:p text:style-name="P43">EXEC ==&gt; OK</text:p>
                </text:list-item>
              </text:list>
            </text:list-item>
            <text:list-item>
              <text:p text:style-name="P43">T-1.2 : new FUNC : dp_Dispatch(int idOf_DP) : bool</text:p>
              <text:list>
                <text:list-item>
                  <text:list>
                    <text:list-item>
                      <text:p text:style-name="P43">//_20200515_120722:tmp (ea-5.1.mq4)</text:p>
                    </text:list-item>
                    <text:list-item>
                      <text:p text:style-name="P43">libfx_dp_1.mqh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signature</text:p>
                    </text:list-item>
                    <text:list-item>
                      <text:p text:style-name="P43">labels</text:p>
                    </text:list-item>
                    <text:list-item>
                      <text:p text:style-name="P43">caller</text:p>
                    </text:list-item>
                  </text:list>
                </text:list-item>
                <text:list-item>
                  <text:p text:style-name="P43">COMPILE : OK</text:p>
                </text:list-item>
                <text:list-item>
                  <text:p text:style-name="P43">TEST :==&gt; OK</text:p>
                </text:list-item>
              </text:list>
            </text:list-item>
            <text:list-item>
              <text:p text:style-name="P43"><text:span text:style-name="T1">#_ </text:span>T-1.3 : libfx_dp_1.mqh ==&gt; funclist</text:p>
            </text:list-item>
            <text:list-item>
              <text:p text:style-name="P43">T-1.4 : func “dp_Dispatch” ==&gt; if sentence → coding</text:p>
              <text:list>
                <text:list-item>
                  <text:p text:style-name="P43"><text:span text:style-name="T1">#_ </text:span>CODE : //_20200515_123508:tmp</text:p>
                  <text:list>
                    <text:list-item>
                      <text:p text:style-name="P43">new FUNC : dp_5_1_PrevBar_BB_egt_2()</text:p>
                      <text:list>
                        <text:list-item>
                          <text:p text:style-name="P43"><text:span text:style-name="T1">#_ </text:span>sig</text:p>
                        </text:list-item>
                        <text:list-item>
                          <text:p text:style-name="P43"><text:span text:style-name="T1">#_ </text:span>labels</text:p>
                        </text:list-item>
                        <text:list-item>
                          <text:p text:style-name="P43"><text:span text:style-name="T1">#_ </text:span>caller</text:p>
                        </text:list-item>
                      </text:list>
                    </text:list-item>
                    <text:list-item>
                      <text:p text:style-name="P43">COMPILE ==&gt; OK</text:p>
                    </text:list-item>
                    <text:list-item>
                      <text:p text:style-name="P43"><text:span text:style-name="T1">#_ </text:span>TEST ==&gt; </text:p>
                      <text:list>
                        <text:list-item>
                          <text:p text:style-name="P43">==&gt; OK</text:p>
                        </text:list-item>
                      </text:list>
                    </text:list-item>
                  </text:list>
                </text:list-item>
                <text:list-item>
                  <text:p text:style-name="P43"><text:soft-page-break/>CODE : actual lines : //_20200515_124341:tmp</text:p>
                </text:list-item>
                <text:list-item>
                  <text:p text:style-name="P43">COMPILE : OK</text:p>
                </text:list-item>
                <text:list-item>
                  <text:p text:style-name="P4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318287252100388341" text:style-name="L4">
        <text:list-item>
          <text:p text:style-name="P44">TASK : TASKS-22</text:p>
        </text:list-item>
      </text:list>
      <text:p text:style-name="P8">[further]</text:p>
      <text:p text:style-name="P17"><text:span text:style-name="T12"><text:line-break/></text:span><text:span text:style-name="T13">[/ XXX] 20200515_125731</text:span></text:p>
      <text:p text:style-name="P23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8714631" text:continue-list="list8689381891634364009" text:style-name="L1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T-1.1 : steps</text:p>
              <text:list>
                <text:list-item>
                  <text:p text:style-name="P4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8718698" text:continue-numbering="true" text:style-name="L1">
        <text:list-item>
          <text:list>
            <text:list-item>
              <text:list>
                <text:list-item>
                  <text:p text:style-name="P41">note</text:p>
                  <text:list>
                    <text:list-item>
                      <text:p text:style-name="P4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869671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32583864165812648" text:style-name="L5">
        <text:list-item>
          <text:p text:style-name="P45">TASK</text:p>
        </text:list-item>
      </text:list>
      <text:p text:style-name="P8"><text:soft-page-break/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0.4_X</text:span>---------------------------------------------------------------------------</text:p>
      <text:p text:style-name="P21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4945534379901200555" text:style-name="L6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  <text:list>
                <text:list-item>
                  <text:p text:style-name="P46">gen : trade report</text:p>
                  <text:list>
                    <text:list-item>
                      <text:p text:style-name="P4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8725267" text:continue-numbering="true" text:style-name="L6">
        <text:list-item>
          <text:list>
            <text:list-item>
              <text:list>
                <text:list-item>
                  <text:p text:style-name="P46">PROBLEM : “'$cntOf_Ticket_Num_Match : 0'”</text:p>
                  <text:list>
                    <text:list-item>
                      <text:p text:style-name="P46"><text:soft-page-break/>TRY-1</text:p>
                      <text:list>
                        <text:list-item>
                          <text:p text:style-name="P4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6">sheet</text:p>
                  <text:list>
                    <text:list-item>
                      <text:p text:style-name="P46">log_JVE_44_10_3_4.[session-3].ods</text:p>
                    </text:list-item>
                    <text:list-item>
                      <text:p text:style-name="P46">DUP : tab “4”</text:p>
                    </text:list-item>
                    <text:list-item>
                      <text:p text:style-name="P46">delete : entries</text:p>
                    </text:list-item>
                    <text:list-item>
                      <text:p text:style-name="P46">C/P : file content</text:p>
                    </text:list-item>
                    <text:list-item>
                      <text:p text:style-name="P46">DUP : tab ==&gt; “5.1”</text:p>
                    </text:list-item>
                    <text:list-item>
                      <text:p text:style-name="P46">entries ==&gt; sort : BB-loc.-1 ~ -3</text:p>
                    </text:list-item>
                  </text:list>
                </text:list-item>
              </text:list>
            </text:list-item>
            <text:list-item>
              <text:p text:style-name="P4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8706371" text:continue-numbering="true" text:style-name="L6">
        <text:list-item>
          <text:list>
            <text:list-item>
              <text:p text:style-name="P4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7814040780225107666" text:style-name="L7">
              <text:list-item>
                <text:p text:style-name="P26">この sequence は、プラスか？</text:p>
                <text:list>
                  <text:list-item>
                    <text:p text:style-name="P28">4-4-4-2-2 (A-Z order)</text:p>
                  </text:list-item>
                </text:list>
              </text:list-item>
              <text:list-item>
                <text:p text:style-name="P26">この sequence は、マイナスか？</text:p>
                <text:list>
                  <text:list-item>
                    <text:p text:style-name="P26">2-2-2-2 (A-Z order)</text:p>
                  </text:list-item>
                </text:list>
              </text:list-item>
            </text:list>
          </table:table-cell>
        </table:table-row>
      </table:table>
      <text:list xml:id="list38715518" text:continue-list="list38706371" text:style-name="L6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8276433687407292176" text:style-name="L8">
        <text:list-item>
          <text:p text:style-name="P47"><text:soft-page-break/>TASK : slice bar data file ==&gt; </text:p>
          <text:list>
            <text:list-item>
              <text:p text:style-name="P47">TASKS-13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14"/>
      <text:p text:style-name="P8"><text:span text:style-name="T5">13.X_X</text:span>---------------------------------------------------------------------------</text:p>
      <text:p text:style-name="P21">res free# JVEMV6 44#13.24_1 / 44. currency / 13. TASKS / 24. gen-technical-data / 20200518_124246</text:p>
      <text:p text:style-name="P6"/>
      <text:p text:style-name="P8">[do] <text:span text:style-name="T1">#_ </text:span></text:p>
      <text:list xml:id="list3727775500746248522" text:style-name="L9">
        <text:list-item>
          <text:p text:style-name="P48"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//_20200518_124428:tmp (init())</text:p>
                </text:list-item>
                <text:list-item>
                  <text:p text:style-name="P48">//_20200428_144229:head</text:p>
                </text:list-item>
                <text:list-item>
                  <text:p text:style-name="P48">//_20200518_124948:tmp ==&gt; data : body</text:p>
                </text:list-item>
                <text:list-item>
                  <text:p text:style-name="P48">//_20200518_125012:tmp ==&gt; data : header</text:p>
                </text:list-item>
              </text:list>
            </text:list-item>
            <text:list-item>
              <text:p text:style-name="P48"><text:span text:style-name="T1">#_ </text:span>T-1.1 : data : body ==&gt; MFI</text:p>
              <text:list>
                <text:list-item>
                  <text:p text:style-name="P48"><text:span text:style-name="T1">#_ </text:span>CODE</text:p>
                  <text:list>
                    <text:list-item>
                      <text:p text:style-name="P48">TEST ==&gt; OK</text:p>
                    </text:list-item>
                  </text:list>
                </text:list-item>
                <text:list-item>
                  <text:p text:style-name="P48"><text:span text:style-name="T1">#_ </text:span>CODE : normalize double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1.2 : data : body ==&gt; RSI</text:p>
              <text:list>
                <text:list-item>
                  <text:p text:style-name="P48">CODE : //_20200518_131109:tmp</text:p>
                  <text:list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3 : data : body ==&gt; Force</text:p>
              <text:list>
                <text:list-item>
                  <text:p text:style-name="P48">CODE : //_20200518_132500:tmp</text:p>
                  <text:list>
                    <text:list-item>
                      <text:p text:style-name="P48">==&gt; OK</text:p>
                    </text:list-item>
                  </text:list>
                </text:list-item>
                <text:list-item>
                  <text:p text:style-name="P48"><text:soft-page-break/>CODE</text:p>
                  <text:list>
                    <text:list-item>
                      <text:p text:style-name="P48">Force ==&gt; period → to 20</text:p>
                    </text:list-item>
                    <text:list-item>
                      <text:p text:style-name="P48">==&gt; OK</text:p>
                    </text:list-item>
                  </text:list>
                </text:list-item>
              </text:list>
            </text:list-item>
            <text:list-item>
              <text:p text:style-name="P48">T-1.4 : sheet</text:p>
              <text:list>
                <text:list-item>
                  <text:p text:style-name="P4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522614669000984678" text:style-name="L10">
        <text:list-item>
          <text:p text:style-name="P49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8800557988777372340" text:style-name="L11">
        <text:list-item>
          <text:p text:style-name="P50">REVIEW </text:p>
        </text:list-item>
        <text:list-item>
          <text:p text:style-name="P5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8716521" text:continue-numbering="true" text:style-name="L11">
        <text:list-item>
          <text:list>
            <text:list-item>
              <text:p text:style-name="P50">T-1.1 : controller</text:p>
              <text:list>
                <text:list-item>
                  <text:p text:style-name="P50"><text:soft-page-break/>CODE : new FUNC : “tasks_26_Gen_Combined_Trade_Result_List”</text:p>
                </text:list-item>
                <text:list-item>
                  <text:p text:style-name="P5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872501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0">==&gt; OK : “Missing View”</text:p>
                    </text:list-item>
                  </text:list>
                </text:list-item>
              </text:list>
            </text:list-item>
            <text:list-item>
              <text:p text:style-name="P50">T-1.2 : view</text:p>
              <text:list>
                <text:list-item>
                  <text:p text:style-name="P50">DUP : util_3___gen__trading__result__list.ctp</text:p>
                </text:list-item>
                <text:list-item>
                  <text:p text:style-name="P50">edit</text:p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logic</text:p>
              <text:list>
                <text:list-item>
                  <text:p text:style-name="P50">//_20200519_191713:tmp (\Controller\FxUtilitiesController.php)</text:p>
                </text:list-item>
                <text:list-item>
                  <text:p text:style-name="P50"/>
                </text:list-item>
              </text:list>
            </text:list-item>
          </text:list>
        </text:list-item>
      </text:list>
      <text:p text:style-name="P8">[next]</text:p>
      <text:list xml:id="list3487834421984932178" text:style-name="L12">
        <text:list-item>
          <text:p text:style-name="P51">TASK : cont. (TASKS-26)</text:p>
          <text:list>
            <text:list-item>
              <text:p text:style-name="P51">//_20200519_192026:next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19_192120</text:span></text:p>
      <text:p text:style-name="P23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1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6145533452773600651" text:style-name="L13">
        <text:list-item>
          <text:p text:style-name="P52">REVIEW </text:p>
        </text:list-item>
        <text:list-item>
          <text:p text:style-name="P52"><text:soft-page-break/>TASK-1 : cont. (TASKS-26)</text:p>
          <text:list>
            <text:list-item>
              <text:list>
                <text:list-item>
                  <text:p text:style-name="P52">//_20200519_192026:next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CODE : upto ==&gt; get list of keywords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2 : upto current ==&gt; to a function</text:p>
              <text:list>
                <text:list-item>
                  <text:p text:style-name="P52">CODE : </text:p>
                  <text:list>
                    <text:list-item>
                      <text:p text:style-name="P52">new FUNC ==&gt; “tasks_26_Gen_Combined_Trade_Result_List__Get_Keyword_List”</text:p>
                    </text:list-item>
                  </text:list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build ==&gt; url </text:p>
              <text:list>
                <text:list-item>
                  <text:p text:style-name="P52">CODE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1639401132818788004" text:style-name="L14">
              <text:list-item>
                <text:p text:style-name="P29">ticket data : dpath</text:p>
                <text:list>
                  <text:list-item>
                    <text:p text:style-name="P29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29">ticket data : fname</text:p>
                <text:list>
                  <text:list-item>
                    <text:p text:style-name="P29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29">statement file : file name</text:p>
                <text:list>
                  <text:list-item>
                    <text:p text:style-name="P29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8718680" text:continue-list="list6145533452773600651" text:style-name="L13">
        <text:list-item>
          <text:list>
            <text:list-item>
              <text:p text:style-name="P52"><text:soft-page-break/></text:p>
            </text:list-item>
          </text:list>
        </text:list-item>
      </text:list>
      <text:p text:style-name="P8"/>
      <text:p text:style-name="P8">[next]</text:p>
      <text:list xml:id="list1354748335512275708" text:style-name="L15">
        <text:list-item>
          <text:p text:style-name="P53">TASK : TASKS-26</text:p>
        </text:list-item>
      </text:list>
      <text:p text:style-name="P8">[further]</text:p>
      <text:p text:style-name="P17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1">res free# JVEMV6 44#13.26_1 / 44. currency / 13. TASKS / 25. file-from-note-to-desktop / 20200520_162308</text:p>
      <text:p text:style-name="P6"/>
      <text:p text:style-name="P8">[do] <text:span text:style-name="T1">#_ </text:span></text:p>
      <text:list xml:id="list6591609626357483796" text:style-name="L16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T-1.1</text:p>
              <text:list>
                <text:list-item>
                  <text:p text:style-name="P5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04618894748093958" text:style-name="L17">
        <text:list-item>
          <text:p text:style-name="P55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21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515694198047036205" text:style-name="L18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8699652" text:continue-numbering="true" text:style-name="L18">
        <text:list-item>
          <text:list>
            <text:list-item>
              <text:p text:style-name="P56"/>
            </text:list-item>
          </text:list>
        </text:list-item>
      </text:list>
      <text:p text:style-name="P8"/>
      <text:p text:style-name="P8"><text:soft-page-break/>[next]</text:p>
      <text:list xml:id="list3578950922217143874" text:style-name="L19">
        <text:list-item>
          <text:p text:style-name="P57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1">res free# JVEMV6 44#13.27_1 / 44. currency / 13. TASKS / 27. observe-trade-result-list / 20200520_163451</text:p>
      <text:p text:style-name="P6"/>
      <text:p text:style-name="P8">[do] <text:span text:style-name="T1">#_ </text:span></text:p>
      <text:list xml:id="list1211564215043770631" text:style-name="L20">
        <text:list-item>
          <text:p text:style-name="P58">REVIEW </text:p>
        </text:list-item>
        <text:list-item>
          <text:p text:style-name="P58">TASK-1 : prep ==&gt; sheet</text:p>
          <text:list>
            <text:list-item>
              <text:p text:style-name="P58">T-1.1</text:p>
              <text:list>
                <text:list-item>
                  <text:p text:style-name="P5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3000486818685181319" text:style-name="L21">
              <text:list-item>
                <text:p text:style-name="P30">DUP tab</text:p>
              </text:list-item>
              <text:list-item>
                <text:p text:style-name="P30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4605521574038342552" text:style-name="L22">
              <text:list-item>
                <text:p text:style-name="P31">tab “X” : BB-loc.-1 ~ -3 ==&gt; col : BW – BV – BU</text:p>
              </text:list-item>
              <text:list-item>
                <text:p text:style-name="P31">tab “X.1” : profit ==&gt; col : CH</text:p>
              </text:list-item>
            </text:list>
          </table:table-cell>
        </table:table-row>
      </table:table>
      <text:list xml:id="list38698016" text:continue-list="list1211564215043770631" text:style-name="L20">
        <text:list-item>
          <text:p text:style-name="P58"><text:soft-page-break/>TASK-2 : OBSERVE</text:p>
          <text:list>
            <text:list-item>
              <text:p text:style-name="P5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1631864237061012969" text:style-name="L23">
              <text:list-item>
                <text:p text:style-name="P32">2-2-2 ==&gt; </text:p>
                <text:list>
                  <text:list-item>
                    <text:p text:style-name="P32">total = 52</text:p>
                  </text:list-item>
                  <text:list-item>
                    <text:p text:style-name="P32">2-2-2 ==&gt; 3</text:p>
                  </text:list-item>
                  <text:list-item>
                    <text:p text:style-name="P32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5606366732914376773" text:style-name="L24">
              <text:list-item>
                <text:p text:style-name="P33">2-2-2</text:p>
                <text:list>
                  <text:list-item>
                    <text:p text:style-name="P33">total = 66</text:p>
                  </text:list-item>
                  <text:list-item>
                    <text:p text:style-name="P33">2-2-2 ==&gt; 5</text:p>
                    <text:list>
                      <text:list-item>
                        <text:p text:style-name="P33">plus =&gt; 2</text:p>
                      </text:list-item>
                      <text:list-item>
                        <text:p text:style-name="P33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8725817" text:continue-list="list38698016" text:style-name="L20">
        <text:list-item>
          <text:list>
            <text:list-item>
              <text:p text:style-name="P5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8722358" text:continue-numbering="true" text:style-name="L20">
        <text:list-item>
          <text:list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1641654543430482228" text:style-name="L25">
        <text:list-item>
          <text:p text:style-name="P59">TASK-1</text:p>
          <text:list>
            <text:list-item>
              <text:p text:style-name="P59">this : THOUGHTS-2</text:p>
            </text:list-item>
          </text:list>
        </text:list-item>
        <text:list-item>
          <text:p text:style-name="P59">TASK-2 : <text:span text:style-name="T15">13.27</text:span></text:p>
          <text:list>
            <text:list-item>
              <text:p text:style-name="P59">==&gt; 5/19<text:span text:style-name="T15">の分</text:span>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4"/>
      <text:p text:style-name="P8"><text:span text:style-name="T5">13.28_X</text:span>---------------------------------------------------------------------------</text:p>
      <text:p text:style-name="P21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7448094089710958890" text:style-name="L26">
        <text:list-item>
          <text:p text:style-name="P60">REVIEW </text:p>
        </text:list-item>
        <text:list-item>
          <text:p text:style-name="P60">TASK-1</text:p>
          <text:list>
            <text:list-item>
              <text:list>
                <text:list-item>
                  <text:p text:style-name="P6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0">T-1.1 : review file</text:p>
              <text:list>
                <text:list-item>
                  <text:p text:style-name="P60">CODE</text:p>
                  <text:list>
                    <text:list-item>
                      <text:p text:style-name="P60">init() ==&gt; setup() ==&gt; </text:p>
                      <text:list>
                        <text:list-item>
                          <text:p text:style-name="P60">//_20200521_144515:tmp</text:p>
                        </text:list-item>
                      </text:list>
                    </text:list-item>
                    <text:list-item>
                      <text:p text:style-name="P60">exec()</text:p>
                      <text:list>
                        <text:list-item>
                          <text:p text:style-name="P60">get_BasicData_with_RSI_BB_MFI (utils.mqh)</text:p>
                          <text:list>
                            <text:list-item>
                              <text:p text:style-name="P60">_get_FNAME</text:p>
                            </text:list-item>
                            <text:list-item>
                              <text:p text:style-name="P60">get_AryOf_RSI_BB_MFI</text:p>
                            </text:list-item>
                            <text:list-item>
                              <text:p text:style-name="P60">write2File_AryOf_BasicData_With_RSI_BB_MFI</text:p>
                            </text:list-item>
                            <text:list-item>
                              <text:p text:style-name="P6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2 : add column ==&gt; “force”</text:p>
              <text:list>
                <text:list-item>
                  <text:p text:style-name="P60">current : “no;Open;High;Low;Close;RSI;MFI;BB.2s;BB.1s;BB.main;BB.-1s;BB.-2s;Diff;High/Low;datetime”</text:p>
                </text:list-item>
                <text:list-item>
                  <text:p text:style-name="P60">new :</text:p>
                  <text:list>
                    <text:list-item>
                      <text:p text:style-name="P6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0">T-1.3 : edit ==&gt; get_AryOf_RSI_BB_MFI</text:p>
              <text:list>
                <text:list-item>
                  <text:p text:style-name="P60">//_20200521_145524:tmp</text:p>
                  <text:list>
                    <text:list-item>
                      <text:p text:style-name="P60">dec<text:span text:style-name="T15">lare var</text:span></text:p>
                    </text:list-item>
                  </text:list>
                </text:list-item>
                <text:list-item>
                  <text:p text:style-name="P60">//_20200521_145459:tmp (utils.mqh)</text:p>
                  <text:list>
                    <text:list-item>
                      <text:p text:style-name="P60"><text:soft-page-break/>set val</text:p>
                    </text:list-item>
                  </text:list>
                </text:list-item>
                <text:list-item>
                  <text:p text:style-name="P60">“AryOf_Data” ==&gt; add “Force” val</text:p>
                  <text:list>
                    <text:list-item>
                      <text:p text:style-name="P60">change ==&gt; param : array length</text:p>
                      <text:list>
                        <text:list-item>
                          <text:p text:style-name="P60">//_20200521_150611:tmp</text:p>
                        </text:list-item>
                        <text:list-item>
                          <text:p text:style-name="P60">11 → 12</text:p>
                        </text:list-item>
                      </text:list>
                    </text:list-item>
                    <text:list-item>
                      <text:p text:style-name="P60">change ==&gt; caller line</text:p>
                      <text:list>
                        <text:list-item>
                          <text:p text:style-name="P60">//_20200521_150728:tmp (func caller)</text:p>
                        </text:list-item>
                        <text:list-item>
                          <text:p text:style-name="P60">//20200521_150747:tmp ==&gt; dec<text:span text:style-name="T15">lare array</text:span></text:p>
                          <text:list>
                            <text:list-item>
                              <text:p text:style-name="P60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add val : in-func lines</text:p>
                      <text:list>
                        <text:list-item>
                          <text:p text:style-name="P6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4 : edit ==&gt; write2File_AryOf_BasicData_With_RSI_BB_MFI</text:p>
              <text:list>
                <text:list-item>
                  <text:p text:style-name="P60">CODE </text:p>
                  <text:list>
                    <text:list-item>
                      <text:p text:style-name="P60"><text:span text:style-name="T2">#_ </text:span>header : _file_write__header_With_RSI_BB_MFI</text:p>
                      <text:list>
                        <text:list-item>
                          <text:p text:style-name="P60">caller : //_20200521_151117:tmp</text:p>
                        </text:list-item>
                        <text:list-item>
                          <text:p text:style-name="P60"><text:span text:style-name="T2">#_ </text:span>in-func line</text:p>
                          <text:list>
                            <text:list-item>
                              <text:p text:style-name="P60">//_20200521_151203:tmp</text:p>
                            </text:list-item>
                            <text:list-item>
                              <text:p text:style-name="P6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<text:span text:style-name="T2">#_ </text:span>“write : data”</text:p>
                      <text:list>
                        <text:list-item>
                          <text:p text:style-name="P60">//_20200521_151335:tmp ==&gt; section</text:p>
                        </text:list-item>
                        <text:list-item>
                          <text:p text:style-name="P6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5 : TEST</text:p>
              <text:list>
                <text:list-item>
                  <text:p text:style-name="P60"><text:span text:style-name="T2">#_ </text:span>COMPILE </text:p>
                </text:list-item>
                <text:list-item>
                  <text:p text:style-name="P60">EXEC : obs_49_8.(A-J).(M5-55000).mq4</text:p>
                  <text:list>
                    <text:list-item>
                      <text:p text:style-name="P60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148001114301417155" text:style-name="L27">
        <text:list-item>
          <text:p text:style-name="P61">TASK : <text:s/><text:span text:style-name="T5">44#13.28</text:span></text:p>
          <text:list>
            <text:list-item>
              <text:p text:style-name="P61">php coding</text:p>
            </text:list-item>
          </text:list>
        </text:list-item>
      </text:list>
      <text:p text:style-name="P8">[further]</text:p>
      <text:p text:style-name="P17"><text:soft-page-break/><text:span text:style-name="T12"><text:line-break/></text:span><text:span text:style-name="T13">[/ XXX] </text:span></text:p>
      <text:p text:style-name="P23"/>
      <text:p text:style-name="P14"/>
      <text:p text:style-name="P8"><text:span text:style-name="T5">13.28_2</text:span>---------------------------------------------------------------------------</text:p>
      <text:p text:style-name="P21">res free# JVEMV6 44#13.28_3 / 44. currency / 13. TASKS / 28. gen-raw-data-more-data / 20200522_113911</text:p>
      <text:p text:style-name="P8"/>
      <text:p text:style-name="P21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8345600151394833949" text:style-name="L28">
        <text:list-item>
          <text:p text:style-name="P62">REVIEW </text:p>
        </text:list-item>
        <text:list-item>
          <text:p text:style-name="P62">TASK-1 : <text:s/><text:span text:style-name="T5">44#13.28</text:span></text:p>
          <text:list>
            <text:list-item>
              <text:list>
                <text:list-item>
                  <text:p text:style-name="P62">php coding</text:p>
                </text:list-item>
              </text:list>
            </text:list-item>
            <text:list-item>
              <text:p text:style-name="P62">T-1.1 : look around for files </text:p>
              <text:list>
                <text:list-item>
                  <text:p text:style-name="P62">==&gt; convert from csv to list of bardatas → where ?</text:p>
                </text:list-item>
                <text:list-item>
                  <text:p text:style-name="P62">//_20200522_114017:tmp (\FxTestController.php)</text:p>
                </text:list-item>
              </text:list>
            </text:list-item>
            <text:list-item>
              <text:p text:style-name="P62">T-1.2</text:p>
            </text:list-item>
          </text:list>
        </text:list-item>
        <text:list-item>
          <text:p text:style-name="P6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8718913" text:continue-numbering="true" text:style-name="L28">
        <text:list-item>
          <text:list>
            <text:list-item>
              <text:p text:style-name="P62">T-2.1 : new FUNC : slice_Raw_Data()</text:p>
              <text:list>
                <text:list-item>
                  <text:list>
                    <text:list-item>
                      <text:p text:style-name="P62">//_20200522_115734:head</text:p>
                    </text:list-item>
                  </text:list>
                </text:list-item>
                <text:list-item>
                  <text:p text:style-name="P62">DUP</text:p>
                </text:list-item>
                <text:list-item>
                  <text:p text:style-name="P62">sig</text:p>
                </text:list-item>
                <text:list-item>
                  <text:p text:style-name="P62">labels</text:p>
                </text:list-item>
                <text:list-item>
                  <text:p text:style-name="P62">skeleton</text:p>
                </text:list-item>
                <text:list-item>
                  <text:p text:style-name="P62">TEST ==&gt; OK</text:p>
                </text:list-item>
              </text:list>
            </text:list-item>
            <text:list-item>
              <text:p text:style-name="P62"><text:span text:style-name="T1">#_ </text:span>T-2.2 : look-around</text:p>
              <text:list>
                <text:list-item>
                  <text:p text:style-name="P62"><text:soft-page-break/>TREE</text:p>
                  <text:list>
                    <text:list-item>
                      <text:p text:style-name="P62">_slice_Raw_Data_By_Week</text:p>
                      <text:list>
                        <text:list-item>
                          <text:p text:style-name="P62">LibFxAdmin::slice_Raw_Data_By_Week</text:p>
                          <text:list>
                            <text:list-item>
                              <text:p text:style-name="P6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<text:span text:style-name="T1">#_ </text:span>T-2.3 : func : conv_CSV_Lines_To_BarDatas ==&gt; review</text:p>
            </text:list-item>
            <text:list-item>
              <text:p text:style-name="P62"><text:span text:style-name="T1">#_ </text:span>T-2.4 : class “BarData” ==&gt; add field</text:p>
              <text:list>
                <text:list-item>
                  <text:p text:style-name="P6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42851660254839048" text:style-name="L29">
        <text:list-item>
          <text:p text:style-name="P92"><text:span text:style-name="T11">TASK : TASKS-28.1 : “</text:span><text:span text:style-name="T17">get_ListOf_BarDatas</text:span><text:span text:style-name="T11">” ==&gt; DUP</text:span></text:p>
          <text:list>
            <text:list-item>
              <text:p text:style-name="P92">//_20200105_171836:head (\Lib\utils\libfx.php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21518</text:span></text:p>
      <text:p text:style-name="P23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1">res free# JVEMV6 44#13.28.1_2 / 44. currency / 13. TASKS / 28.1 func_get_ListOf_BarDatas__V2() / XXX</text:p>
      <text:p text:style-name="P10"/>
      <text:p text:style-name="P8">[do] <text:span text:style-name="T1">#_ </text:span></text:p>
      <text:list xml:id="list38699075" text:continue-list="list38696713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2826636244458160142" text:style-name="L30">
        <text:list-item>
          <text:p text:style-name="P63">TASK</text:p>
        </text:list-item>
      </text:list>
      <text:p text:style-name="P8">[further]</text:p>
      <text:p text:style-name="P17"><text:span text:style-name="T12"><text:line-break/></text:span><text:soft-page-break/><text:span text:style-name="T13">[/ XXX] </text:span></text:p>
      <text:p text:style-name="P23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1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6242345612939259184" text:style-name="L31">
        <text:list-item>
          <text:p text:style-name="P64">REVIEW </text:p>
        </text:list-item>
        <text:list-item>
          <text:p text:style-name="P64">TASK-1 : TASKS-28.1 : “<text:span text:style-name="T17">get_ListOf_BarDatas</text:span>” ==&gt; DUP</text:p>
          <text:list>
            <text:list-item>
              <text:list>
                <text:list-item>
                  <text:p text:style-name="P64">//_20200105_171836:head (\Lib\utils\libfx.php) </text:p>
                </text:list-item>
              </text:list>
            </text:list-item>
            <text:list-item>
              <text:p text:style-name="P64"><text:span text:style-name="T3">#_ </text:span>T-1.1 : DUP ==&gt; func : conv_CSV_Lines_To_BarDatas</text:p>
              <text:list>
                <text:list-item>
                  <text:p text:style-name="P64">conv_CSV_Lines_To_BarDatas__V2</text:p>
                  <text:list>
                    <text:list-item>
                      <text:p text:style-name="P64">//_20200522_164054:tmp</text:p>
                    </text:list-item>
                  </text:list>
                </text:list-item>
              </text:list>
            </text:list-item>
            <text:list-item>
              <text:p text:style-name="P64">T-1.2 : new FUNC : _slice_Raw_Data_By_Day (FxAdminController)</text:p>
              <text:list>
                <text:list-item>
                  <text:p text:style-name="P64">DUP : _slice_Raw_Data_By_Week</text:p>
                </text:list-item>
                <text:list-item>
                  <text:p text:style-name="P64">skeleton</text:p>
                </text:list-item>
                <text:list-item>
                  <text:p text:style-name="P6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8720233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use ==&gt; conv_CSV_Lines_To_BarDatas__V2</text:p>
              <text:list>
                <text:list-item>
                  <text:p text:style-name="P64">CODE </text:p>
                  <text:list>
                    <text:list-item>
                      <text:p text:style-name="P64">new FUNC : LibFxAdmin::slice_Raw_Data_By_Day__V2</text:p>
                    </text:list-item>
                    <text:list-item>
                      <text:p text:style-name="P64"><text:span text:style-name="T3">#_ </text:span>DUP</text:p>
                    </text:list-item>
                    <text:list-item>
                      <text:p text:style-name="P64"><text:span text:style-name="T3">#_ </text:span>skeleton</text:p>
                    </text:list-item>
                    <text:list-item>
                      <text:p text:style-name="P64">caller lines </text:p>
                    </text:list-item>
                    <text:list-item>
                      <text:p text:style-name="P64">TEST ==&gt; OK</text:p>
                    </text:list-item>
                  </text:list>
                </text:list-item>
                <text:list-item>
                  <text:p text:style-name="P64"><text:soft-page-break/>TEST : //_20200522_170915:tmp</text:p>
                  <text:list>
                    <text:list-item>
                      <text:p text:style-name="P64">return val : $lo_BarDatas ==&gt; show the 1<text:span text:style-name="T18">st</text:span> line</text:p>
                    </text:list-item>
                    <text:list-item>
                      <text:p text:style-name="P64">==&gt; PROBLEM : “object(BarData) {</text:p>
                    </text:list-item>
                    <text:list-item>
                      <text:p text:style-name="P64"><text:tab/>no =&gt; '1'</text:p>
                    </text:list-item>
                    <text:list-item>
                      <text:p text:style-name="P64"><text:tab/>price_Open =&gt; ';'</text:p>
                    </text:list-item>
                    <text:list-item>
                      <text:p text:style-name="P64"><text:tab/>price_High =&gt; '7'</text:p>
                    </text:list-item>
                    <text:list-item>
                      <text:p text:style-name="P64"><text:tab/>price_Low =&gt; '0'</text:p>
                    </text:list-item>
                    <text:list-item>
                      <text:p text:style-name="P64"><text:tab/>price_Close =&gt; '.'</text:p>
                    </text:list-item>
                    <text:list-item>
                      <text:p text:style-name="P64"><text:tab/>rsi =&gt; '6'</text:p>
                    </text:list-item>
                    <text:list-item>
                      <text:p text:style-name="P64"><text:tab/>mfi =&gt; '2'</text:p>
                    </text:list-item>
                    <text:list-item>
                      <text:p text:style-name="P64"><text:tab/>force =&gt; '7'</text:p>
                    </text:list-item>
                    <text:list-item>
                      <text:p text:style-name="P64"><text:tab/>bb_2S =&gt; ';'</text:p>
                    </text:list-item>
                    <text:list-item>
                      <text:p text:style-name="P6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104200059775618303" text:style-name="L32">
        <text:list-item>
          <text:p text:style-name="P65">TASK : continue ==&gt; fix problem</text:p>
          <text:list>
            <text:list-item>
              <text:p text:style-name="P65">//_20200522_171234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2_171305</text:span></text:p>
      <text:p text:style-name="P23"/>
      <text:p text:style-name="P14"/>
      <text:p text:style-name="P8"><text:span text:style-name="T5">13.25_X</text:span>---------------------------------------------------------------------------</text:p>
      <text:p text:style-name="P21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3322917310843576417" text:style-name="L33">
        <text:list-item>
          <text:p text:style-name="P6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8716429" text:continue-numbering="true" text:style-name="L33">
        <text:list-item>
          <text:p text:style-name="P66"><text:span text:style-name="T1">#_ </text:span>TASK-1 : continue ==&gt; fix problem</text:p>
          <text:list>
            <text:list-item>
              <text:list>
                <text:list-item>
                  <text:p text:style-name="P66">//_20200522_171234:next (LibFxAdmin)</text:p>
                </text:list-item>
              </text:list>
            </text:list-item>
            <text:list-item>
              <text:p text:style-name="P66">T-1.1 : debugging</text:p>
              <text:list>
                <text:list-item>
                  <text:p text:style-name="P66">CODE : //debug:20200523_161125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2 : new FUNC ==&gt; test_Libfx_Conv_CSV_Lines_To_BarDatas__V2</text:p>
              <text:list>
                <text:list-item>
                  <text:p text:style-name="P66">CODE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6">TASK-2 </text:p>
          <text:list>
            <text:list-item>
              <text:p text:style-name="P66">new FUNC : sort_CSV_Lines_BarData__By_Date</text:p>
              <text:list>
                <text:list-item>
                  <text:p text:style-name="P66">caller : //_20200523_163505:tmp</text:p>
                </text:list-item>
                <text:list-item>
                  <text:p text:style-name="P6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929862125991027649" text:style-name="L34">
        <text:list-item>
          <text:p text:style-name="P68">TASK</text:p>
          <text:list>
            <text:list-item>
              <text:p text:style-name="P68">//_20200523_164309:next (LibFxAdmin)</text:p>
            </text:list-item>
            <text:list-item>
              <text:p text:style-name="P68">ref : //_20200523_163753:ref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4"/>
      <text:p text:style-name="P24"/>
      <text:p text:style-name="P16"/>
      <text:p text:style-name="P8"><text:span text:style-name="T5">13.25_2</text:span>---------------------------------------------------------------------------</text:p>
      <text:p text:style-name="P21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3588102409060304765" text:style-name="L35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523_164309:next (LibFxAdmin)</text:p>
                </text:list-item>
                <text:list-item>
                  <text:p text:style-name="P69">ref : //_20200523_163753:ref (LibFxAdmin)</text:p>
                </text:list-item>
              </text:list>
            </text:list-item>
            <text:list-item>
              <text:p text:style-name="P69">T-1.1 : upto ==&gt; show datetime vals 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upto → compare</text:p>
              <text:list>
                <text:list-item>
                  <text:p text:style-name="P69">//debug:20200524_112305</text:p>
                  <text:list>
                    <text:list-item>
                      <text:p text:style-name="P69">==&gt; OK</text:p>
                    </text:list-item>
                  </text:list>
                </text:list-item>
                <text:list-item>
                  <text:p text:style-name="P69">//debug:20200524_112536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3 : judge</text:p>
              <text:list>
                <text:list-item>
                  <text:p text:style-name="P69">//debug:20200524_112849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  <text:list-item>
              <text:p text:style-name="P69">T-1.4 : sort</text:p>
              <text:list>
                <text:list-item>
                  <text:p text:style-name="P69">//_20200524_113854:tmp</text:p>
                </text:list-item>
                <text:list-item>
                  <text:p text:style-name="P69">//debug:20200524_114454</text:p>
                  <text:list>
                    <text:list-item>
                      <text:p text:style-name="P69">==&gt; OK </text:p>
                    </text:list-item>
                  </text:list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/>
      <text:p text:style-name="P8">[next]</text:p>
      <text:list xml:id="list7299685347703227217" text:style-name="L36">
        <text:list-item>
          <text:p text:style-name="P70">TASK : slice (TASKS-13)</text:p>
          <text:list>
            <text:list-item>
              <text:p text:style-name="P70">//_20200524_115655:next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><text:soft-page-break/></text:p>
      <text:p text:style-name="P23"/>
      <text:p text:style-name="P8"><text:span text:style-name="T5">13.25_3</text:span>---------------------------------------------------------------------------</text:p>
      <text:p text:style-name="P21">[4] res free# JVEMV6 44#13.25_X / 44. currency / 13. TASKS / 25. gen-stats-data-to-log-file / 20200524_155914</text:p>
      <text:p text:style-name="P23"/>
      <text:p text:style-name="P8">[do] <text:span text:style-name="T1">#_ </text:span></text:p>
      <text:list xml:id="list5825179370952391753" text:style-name="L37">
        <text:list-item>
          <text:p text:style-name="P71">REVIEW </text:p>
        </text:list-item>
        <text:list-item>
          <text:p text:style-name="P71">TASK-1 </text:p>
          <text:list>
            <text:list-item>
              <text:list>
                <text:list-item>
                  <text:p text:style-name="P38">slice (TASKS-13)</text:p>
                </text:list-item>
                <text:list-item>
                  <text:p text:style-name="P7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8698825" text:continue-numbering="true" text:style-name="L37">
        <text:list-item>
          <text:list>
            <text:list-item>
              <text:p text:style-name="P71">T-1.1 : start iteration</text:p>
              <text:list>
                <text:list-item>
                  <text:p text:style-name="P71">CODE</text:p>
                </text:list-item>
                <text:list-item>
                  <text:p text:style-name="P71">TEST : //debug:20200524_160552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<text:span text:style-name="T1">#_ </text:span>T-1.2 : iteration ==&gt; more → 500</text:p>
              <text:list>
                <text:list-item>
                  <text:p text:style-name="P71">//_20200524_162513:tmp</text:p>
                </text:list-item>
                <text:list-item>
                  <text:p text:style-name="P71">==&gt; OK </text:p>
                </text:list-item>
              </text:list>
            </text:list-item>
            <text:list-item>
              <text:p text:style-name="P71">T-1.3 : “$lo_CSV_Lines_By_Day” =&gt; each entry : first line ?</text:p>
              <text:list>
                <text:list-item>
                  <text:p text:style-name="P71">//_20200524_162938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4 : same as T-1.3; max iteration ==&gt; 700</text:p>
              <text:list>
                <text:list-item>
                  <text:p text:style-name="P71">//_20200524_162513:tmp</text:p>
                </text:list-item>
                <text:list-item>
                  <text:p text:style-name="P71">==&gt; OK</text:p>
                </text:list-item>
              </text:list>
            </text:list-item>
            <text:list-item>
              <text:p text:style-name="P71">T-1.5 : max iteration ==&gt; off</text:p>
              <text:list>
                <text:list-item>
                  <text:p text:style-name="P71">//debug:20200524_160552</text:p>
                </text:list-item>
                <text:list-item>
                  <text:p text:style-name="P71">EXEC</text:p>
                </text:list-item>
                <text:list-item>
                  <text:p text:style-name="P71"><text:soft-page-break/>search ==&gt; “$lines_Day[0] =&gt;”</text:p>
                </text:list-item>
                <text:list-item>
                  <text:p text:style-name="P71"><text:span text:style-name="T1">#_ </text:span>PROBLEM : “5/21” → not included</text:p>
                  <text:list>
                    <text:list-item>
                      <text:p text:style-name="P71">TRY-1 : //_20200524_164203:tmp</text:p>
                      <text:list>
                        <text:list-item>
                          <text:p text:style-name="P71">//_20200524_164445:fix</text:p>
                        </text:list-item>
                        <text:list-item>
                          <text:p text:style-name="P71">==&gt; search “$lines_Day[0] =&gt;”</text:p>
                        </text:list-item>
                        <text:list-item>
                          <text:p text:style-name="P7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664154458793884080" text:style-name="L38">
        <text:list-item>
          <text:p text:style-name="P72">TASK : TASKS-13.1</text:p>
          <text:list>
            <text:list-item>
              <text:p text:style-name="P72">//_20200524_165246:next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16"/>
      <text:p text:style-name="P8"><text:span text:style-name="T5">13a_X</text:span>---------------------------------------------------------------------------</text:p>
      <text:p text:style-name="P21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4947573516310288703" text:style-name="L39">
        <text:list-item>
          <text:p text:style-name="P73">REVIEW </text:p>
        </text:list-item>
        <text:list-item>
          <text:p text:style-name="P73">TASK-1<text:span text:style-name="T15"> : TASKS-13.1</text:span></text:p>
          <text:list>
            <text:list-item>
              <text:list>
                <text:list-item>
                  <text:p text:style-name="P83">//_20200524_165246:next (FxAdminController)</text:p>
                </text:list-item>
              </text:list>
            </text:list-item>
            <text:list-item>
              <text:p text:style-name="P73"><text:span text:style-name="T2">#_ </text:span><text:span text:style-name="T15">T-1.1 : func : slice_Raw_Data_By_Day__V2</text:span></text:p>
              <text:list>
                <text:list-item>
                  <text:p text:style-name="P83">CODE</text:p>
                  <text:list>
                    <text:list-item>
                      <text:p text:style-name="P83">//_20200525_160049:tmp (LibFxAdmin)</text:p>
                    </text:list-item>
                    <text:list-item>
                      <text:p text:style-name="P83">//_20200524_165246:next (FxAdminController) </text:p>
                    </text:list-item>
                  </text:list>
                </text:list-item>
                <text:list-item>
                  <text:p text:style-name="P73"><text:span text:style-name="T2">#_ </text:span><text:span text:style-name="T1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8700235" text:continue-numbering="true" text:style-name="L39">
        <text:list-item>
          <text:list>
            <text:list-item>
              <text:p text:style-name="P83">T-1.2 : write to file </text:p>
              <text:list>
                <text:list-item>
                  <text:list>
                    <text:list-item>
                      <text:p text:style-name="P83">//_20200525_161041:tmp</text:p>
                    </text:list-item>
                  </text:list>
                </text:list-item>
              </text:list>
            </text:list-item>
            <text:list-item>
              <text:p text:style-name="P73"><text:span text:style-name="T2">#_ </text:span><text:span text:style-name="T15">T-1.2.1 : build → dst dir path</text:span></text:p>
            </text:list-item>
            <text:list-item>
              <text:p text:style-name="P73"><text:span text:style-name="T2">#_ </text:span><text:span text:style-name="T15">T-1.2.2 : make dirs </text:span></text:p>
              <text:list>
                <text:list-item>
                  <text:p text:style-name="P83">==&gt; OK</text:p>
                </text:list-item>
              </text:list>
            </text:list-item>
            <text:list-item>
              <text:p text:style-name="P73">T-1.2.3 : <text:span text:style-name="T15">build → file path, full</text:span></text:p>
            </text:list-item>
          </text:list>
        </text:list-item>
      </text:list>
      <text:p text:style-name="P20"/>
      <text:p text:style-name="P8">[next]</text:p>
      <text:list xml:id="list2813782911214429982" text:style-name="L40">
        <text:list-item>
          <text:p text:style-name="P74">TASK : this ==&gt; T-1.2.3 (<text:span text:style-name="T15">TASKS-13.1)</text:span></text:p>
          <text:list>
            <text:list-item>
              <text:p text:style-name="P84">//_20200525_164903:tmp (FxAdminController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5_164831</text:span></text:p>
      <text:p text:style-name="P23"/>
      <text:p text:style-name="P16"/>
      <text:p text:style-name="P8"><text:span text:style-name="T5">13a_1</text:span>---------------------------------------------------------------------------</text:p>
      <text:p text:style-name="P21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2430668323577387584" text:style-name="L41">
        <text:list-item>
          <text:p text:style-name="P7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8725160" text:continue-numbering="true" text:style-name="L41">
        <text:list-item>
          <text:p text:style-name="P75">TASK-1</text:p>
          <text:list>
            <text:list-item>
              <text:p text:style-name="P75">T-1.1 : build file full path</text:p>
              <text:list>
                <text:list-item>
                  <text:p text:style-name="P75">==&gt; OK : //_20200526_114404:tmp</text:p>
                </text:list-item>
              </text:list>
            </text:list-item>
            <text:list-item>
              <text:p text:style-name="P75">T-1.2 : file ==&gt; wri<text:span text:style-name="T15">te (blank)</text:span></text:p>
              <text:list>
                <text:list-item>
                  <text:p text:style-name="P85">//_20200526_114428:tmp</text:p>
                </text:list-item>
                <text:list-item>
                  <text:p text:style-name="P85"><text:soft-page-break/>==&gt; OK</text:p>
                </text:list-item>
              </text:list>
            </text:list-item>
            <text:list-item>
              <text:p text:style-name="P85">T-1.3 : file → write : header</text:p>
              <text:list>
                <text:list-item>
                  <text:p text:style-name="P85">//_20200526_114637:tmp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1.4 : file → write : data</text:p>
              <text:list>
                <text:list-item>
                  <text:p text:style-name="P85">//_20200526_115023:tmp</text:p>
                </text:list-item>
                <text:list-item>
                  <text:p text:style-name="P85">==&gt; OK</text:p>
                </text:list-item>
              </text:list>
            </text:list-item>
          </text:list>
        </text:list-item>
      </text:list>
      <text:p text:style-name="P8">[next]</text:p>
      <text:list xml:id="list5144777056331554950" text:style-name="L42">
        <text:list-item>
          <text:p text:style-name="P76">TASK : continue ==&gt; wri<text:span text:style-name="T15">tten csv lines → reverse order ----&gt; Z-A</text:span></text:p>
          <text:list>
            <text:list-item>
              <text:p text:style-name="P86">//_20200526_115844:next // FxAdminController</text:p>
            </text:list-item>
            <text:list-item>
              <text:p text:style-name="P86">//_20200526_115755:tmp (LibFxAdmin)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20200526_115910</text:span></text:p>
      <text:p text:style-name="P23"/>
      <text:p text:style-name="P16"/>
      <text:p text:style-name="P8"><text:span text:style-name="T5">13a_2</text:span>---------------------------------------------------------------------------</text:p>
      <text:p text:style-name="P21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2946925692137472074" text:style-name="L52">
        <text:list-item>
          <text:p text:style-name="P80">REVIEW <text:s/></text:p>
        </text:list-item>
        <text:list-item>
          <text:p text:style-name="P80">TASK-1 : wri<text:span text:style-name="T15">tten csv lines → reverse order ----&gt; Z-A</text:span></text:p>
          <text:list>
            <text:list-item>
              <text:list>
                <text:list-item>
                  <text:p text:style-name="P87">//_20200526_115844:next // FxAdminController</text:p>
                </text:list-item>
                <text:list-item>
                  <text:p text:style-name="P87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8725360" text:continue-numbering="true" text:style-name="L52">
        <text:list-item>
          <text:list>
            <text:list-item>
              <text:p text:style-name="P80">T-1.1 : conditioning</text:p>
              <text:list>
                <text:list-item>
                  <text:p text:style-name="P80">CODE : //_20200526_183618:tmp</text:p>
                </text:list-item>
                <text:list-item>
                  <text:p text:style-name="P80"><text:soft-page-break/>TEST ==&gt; </text:p>
                  <text:list>
                    <text:list-item>
                      <text:p text:style-name="P8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2750251703297754125" text:style-name="L43">
        <text:list-item>
          <text:p text:style-name="P77">TASK : TASKS-13b</text:p>
          <text:list>
            <text:list-item>
              <text:p text:style-name="P77">//_20200526_184754:next<text:tab/>FxAdminController</text:p>
            </text:list-item>
          </text:list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8"><text:span text:style-name="T19">@@@</text:span></text:p>
      <text:p text:style-name="P8"><text:span text:style-name="T5">13b_X</text:span>---------------------------------------------------------------------------</text:p>
      <text:p text:style-name="P21">[1] res free# JVEMV6 44#13.13b_XX / 44. currency / 13. TASKS / 13b. slice_Raw_Data : use-parameters / XXX</text:p>
      <text:p text:style-name="P9"/>
      <text:p text:style-name="P8">[do] <text:span text:style-name="T1">#_ </text:span></text:p>
      <text:list xml:id="list6751274815885102107" text:style-name="L54">
        <text:list-item>
          <text:p text:style-name="P82">REVIEW </text:p>
        </text:list-item>
        <text:list-item>
          <text:p text:style-name="P82">TASK-1</text:p>
          <text:list>
            <text:list-item>
              <text:p text:style-name="P82">T-1.1</text:p>
            </text:list-item>
          </text:list>
        </text:list-item>
      </text:list>
      <text:p text:style-name="P8"/>
      <text:p text:style-name="P8">[next]</text:p>
      <text:list xml:id="list7749820561606760053" text:style-name="L53">
        <text:list-item>
          <text:p text:style-name="P81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9"/>
      <text:p text:style-name="P9"/>
      <text:p text:style-name="P9"><text:span text:style-name="T4">10.3.3_X</text:span>---------------------------------------------------------------------------</text:p>
      <text:p text:style-name="P7">res free# JVEMV6 44#10.3.3_4 / 44. currency / 10. prog-php / 3. admin / 3. slice-raw-data / XXX</text:p>
      <text:p text:style-name="P6"/>
      <text:p text:style-name="P8">[do] <text:span text:style-name="T1">#_ </text:span></text:p>
      <text:list xml:id="list38717115" text:continue-list="list38699075" text:style-name="L1">
        <text:list-item>
          <text:p text:style-name="P41"><text:soft-page-break/>REVIEW </text:p>
        </text:list-item>
        <text:list-item>
          <text:p text:style-name="P41">TASK-1</text:p>
          <text:list>
            <text:list-item>
              <text:p text:style-name="P41">T-1.1</text:p>
            </text:list-item>
          </text:list>
        </text:list-item>
      </text:list>
      <text:p text:style-name="P8"/>
      <text:p text:style-name="P8">[next]</text:p>
      <text:list xml:id="list3832113545969607753" text:style-name="L44">
        <text:list-item>
          <text:p text:style-name="P78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1">res free# JVEMV6 44#10.2_XX / 44. currency / 10. prog-php / 2. tester / <text:s/>XXXX</text:p>
      <text:p text:style-name="P21"/>
      <text:p text:style-name="P8">[do] <text:span text:style-name="T1">#_ </text:span></text:p>
      <text:list xml:id="list38719232" text:continue-list="list38717115" text:style-name="L1">
        <text:list-item>
          <text:p text:style-name="P41">REVIEW </text:p>
        </text:list-item>
        <text:list-item>
          <text:p text:style-name="P41">TASK-1</text:p>
        </text:list-item>
      </text:list>
      <text:p text:style-name="P8"/>
      <text:p text:style-name="P8">[next]</text:p>
      <text:list xml:id="list6981805027480500493" text:style-name="L45">
        <text:list-item>
          <text:p text:style-name="P79">TASK</text:p>
        </text:list-item>
      </text:list>
      <text:p text:style-name="P8">[further]</text:p>
      <text:p text:style-name="P17"><text:span text:style-name="T12"><text:line-break/></text:span><text:span text:style-name="T13">[/ XXX] </text:span></text:p>
      <text:p text:style-name="P23"/>
      <text:p text:style-name="P23"/>
      <text:p text:style-name="P23"/>
      <text:p text:style-name="P6"><text:soft-page-break/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1338819727242959728" text:style-name="L46">
        <text:list-item>
          <text:p text:style-name="P9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704514" text:continue-numbering="true" text:style-name="L46">
        <text:list-item>
          <text:p text:style-name="P90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3104657826873318830" text:style-name="L47">
        <text:list-item>
          <text:p text:style-name="P3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501067152148686670" text:style-name="L48">
              <text:list-item>
                <text:p text:style-name="P34">M – w &gt; a (new window)</text:p>
              </text:list-item>
              <text:list-item>
                <text:p text:style-name="P34">doc 2 : select → session number</text:p>
              </text:list-item>
              <text:list-item>
                <text:p text:style-name="P34">doc 1</text:p>
                <text:list>
                  <text:list-item>
                    <text:p text:style-name="P34">DUP → template</text:p>
                  </text:list-item>
                  <text:list-item>
                    <text:p text:style-name="P34">session num → paste</text:p>
                  </text:list-item>
                </text:list>
              </text:list-item>
              <text:list-item>
                <text:p text:style-name="P34">doc 2 : select → session string</text:p>
              </text:list-item>
              <text:list-item>
                <text:p text:style-name="P3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411641011977168168" text:style-name="L49">
              <text:list-item>
                <text:p text:style-name="P35">commit</text:p>
                <text:list>
                  <text:list-item>
                    <text:p text:style-name="P35">jve</text:p>
                  </text:list-item>
                  <text:list-item>
                    <text:p text:style-name="P3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073205960108381090" text:style-name="L50">
              <text:list-item>
                <text:p text:style-name="P36">doc 1 : select → git push, echo</text:p>
              </text:list-item>
              <text:list-item>
                <text:p text:style-name="P3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2">echo.&gt;&gt; C:\Users\iwabuchiken\Desktop\shortcuts_docs\start_log_JVE_44_10_2.[fx-<text:soft-page-break/>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3870105387627899280" text:style-name="L51">
              <text:list-item>
                <text:p text:style-name="P37">eclipse</text:p>
              </text:list-item>
              <text:list-item>
                <text:p text:style-name="P37">mt4</text:p>
              </text:list-item>
              <text:list-item>
                <text:p text:style-name="P37">folders</text:p>
              </text:list-item>
              <text:list-item>
                <text:p text:style-name="P37">sakura files</text:p>
              </text:list-item>
              <text:list-item>
                <text:p text:style-name="P37">docs</text:p>
              </text:list-item>
            </text:list>
          </table:table-cell>
        </table:table-row>
      </table:table>
      <text:list xml:id="list38723964" text:continue-list="list3104657826873318830" text:style-name="L47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708933" text:continue-numbering="true" text:style-name="L47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2"/>
          </table:table-cell>
        </table:table-row>
      </table:table>
      <text:list xml:id="list38700090" text:continue-numbering="true" text:style-name="L47">
        <text:list-item>
          <text:p text:style-name="P39">move “<text:span text:style-name="T6">@@@</text:span>”</text:p>
        </text:list-item>
        <text:list-item>
          <text:p text:style-name="P91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6T18:49:46.16</dc:date>
    <dc:creator>iwabuchi ken</dc:creator>
    <meta:editing-duration>P6DT4H13M30S</meta:editing-duration>
    <meta:editing-cycles>799</meta:editing-cycles>
    <meta:generator>OpenOffice/4.1.3$Win32 OpenOffice.org_project/413m1$Build-9783</meta:generator>
    <meta:document-statistic meta:table-count="24" meta:image-count="0" meta:object-count="3" meta:page-count="32" meta:paragraph-count="680" meta:word-count="2614" meta:character-count="212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